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left" draw:textarea-vertical-align="top" draw:auto-grow-height="false" fo:min-height="4.95cm" fo:min-width="4.4cm"/>
    </style:style>
    <style:style style:name="gr2" style:family="graphic" style:parent-style-name="standard">
      <style:graphic-properties svg:stroke-color="#000000" draw:fill-color="#ffffff" draw:textarea-horizontal-align="left" draw:textarea-vertical-align="top" draw:auto-grow-height="false" fo:min-height="3.25cm" fo:min-width="5.8cm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0.95cm" fo:min-width="4.1cm"/>
    </style:style>
    <style:style style:name="gr4" style:family="graphic" style:parent-style-name="objectwithoutfill">
      <style:graphic-properties svg:stroke-color="#000000" draw:fill="solid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3.532cm"/>
    </style:style>
    <style:style style:name="gr6" style:family="graphic" style:parent-style-name="standard">
      <style:graphic-properties svg:stroke-color="#000000" draw:fill-color="#ffffff" draw:textarea-horizontal-align="left" draw:textarea-vertical-align="top" draw:auto-grow-height="false" fo:min-height="0.55cm" fo:min-width="3.4cm"/>
    </style:style>
    <style:style style:name="gr7" style:family="graphic" style:parent-style-name="standard">
      <style:graphic-properties svg:stroke-color="#000000" draw:fill-color="#ffffff" draw:textarea-horizontal-align="left" draw:textarea-vertical-align="top" draw:auto-grow-height="false" fo:min-height="2.85cm" fo:min-width="5cm"/>
    </style:style>
    <style:style style:name="gr8" style:family="graphic" style:parent-style-name="standard">
      <style:graphic-properties svg:stroke-color="#000000" draw:fill-color="#ffffff" draw:textarea-horizontal-align="left" draw:textarea-vertical-align="top" draw:auto-grow-height="false" fo:min-height="0.55cm" fo:min-width="2.3cm"/>
    </style:style>
    <style:style style:name="gr9" style:family="graphic" style:parent-style-name="standard">
      <style:graphic-properties svg:stroke-color="#000000" draw:fill-color="#ffffff" draw:textarea-horizontal-align="left" draw:textarea-vertical-align="top" draw:auto-grow-height="false" fo:min-height="0.45cm" fo:min-width="2.3cm"/>
    </style:style>
    <style:style style:name="gr10" style:family="graphic" style:parent-style-name="standard">
      <style:graphic-properties svg:stroke-color="#000000" draw:fill-color="#ffffff" draw:textarea-horizontal-align="left" draw:textarea-vertical-align="top" draw:auto-grow-height="false" fo:min-height="0.45cm" fo:min-width="2.6cm"/>
    </style:style>
    <style:style style:name="gr11" style:family="graphic" style:parent-style-name="objectwithoutfill">
      <style:graphic-properties svg:stroke-color="#000000" draw:fill="solid" draw:textarea-vertical-align="middle"/>
    </style:style>
    <style:style style:name="gr12" style:family="graphic" style:parent-style-name="standard">
      <style:graphic-properties svg:stroke-color="#000000" draw:fill-color="#ffffff" draw:textarea-horizontal-align="left" draw:textarea-vertical-align="top" draw:auto-grow-height="false" fo:min-height="2.75cm" fo:min-width="2.9cm"/>
    </style:style>
    <style:style style:name="gr13" style:family="graphic" style:parent-style-name="standard">
      <style:graphic-properties svg:stroke-color="#000000" draw:fill-color="#ffffff" draw:textarea-horizontal-align="left" draw:textarea-vertical-align="top" draw:auto-grow-height="false" fo:min-height="0.55cm" fo:min-width="2.7cm"/>
    </style:style>
    <style:style style:name="gr14" style:family="graphic" style:parent-style-name="objectwithoutfill">
      <style:graphic-properties svg:stroke-color="#000000" draw:fill="solid" draw:fill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left" draw:textarea-vertical-align="top" draw:auto-grow-height="false" fo:min-height="0.55cm" fo:min-width="0.8cm"/>
    </style:style>
    <style:style style:name="gr16" style:family="graphic" style:parent-style-name="standard">
      <style:graphic-properties svg:stroke-color="#000000" draw:fill-color="#ffffff" draw:textarea-horizontal-align="left" draw:textarea-vertical-align="top" draw:auto-grow-height="false" fo:min-height="0.55cm" fo:min-width="1cm"/>
    </style:style>
    <style:style style:name="P1" style:family="paragraph">
      <style:paragraph-properties fo:text-align="center"/>
      <style:text-properties style:font-name="ＭＳ ゴシック" fo:font-size="10pt" style:font-size-asian="10pt" style:font-size-complex="18pt"/>
    </style:style>
    <style:style style:name="P2" style:family="paragraph">
      <loext:graphic-properties draw:fill-color="#ffffff"/>
      <style:paragraph-properties fo:text-align="center"/>
      <style:text-properties style:font-name="ＭＳ ゴシック" fo:font-size="10pt" style:font-size-asian="10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style:font-name="ＭＳ ゴシック" fo:font-size="10pt" style:font-size-asian="10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9cm" svg:height="5.2cm" svg:x="2.4cm" svg:y="2.2cm">
          <text:p text:style-name="P1">基板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3cm" svg:height="3.5cm" svg:x="12.1cm" svg:y="2.3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6cm" svg:height="1.2cm" svg:x="21.9cm" svg:y="4.9cm">
          <text:p text:style-name="P1">インターネットルーター</text:p>
          <text:p text:style-name="P1">(WAN側はUPnP)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4cm" svg:y1="4.05cm" svg:x2="21.9cm" svg:y2="5.5cm" draw:start-shape="id1" draw:start-glue-point="1" draw:end-shape="id2" draw:end-glue-point="3" svg:d="M18400 4050l3500 1450" svg:viewBox="0 0 3501 1451">
          <text:p/>
        </draw:connector>
        <draw:custom-shape draw:style-name="gr5" draw:text-style-name="P2" xml:id="id3" draw:id="id3" draw:layer="layout" svg:width="5.7cm" svg:height="2.8cm" svg:x="20cm" svg:y="10.5cm">
          <text:p text:style-name="P1">インターネッ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4.2cm" svg:y1="6.1cm" svg:x2="22.85cm" svg:y2="10.5cm" draw:start-shape="id2" draw:start-glue-point="2" svg:d="M24200 6100l-1350 4400" svg:viewBox="0 0 1351 4401">
          <text:p/>
        </draw:connector>
        <draw:custom-shape draw:style-name="gr6" draw:text-style-name="P2" xml:id="id4" draw:id="id4" draw:layer="layout" svg:width="3.9cm" svg:height="0.8cm" svg:x="8.1cm" svg:y="18cm">
          <text:p text:style-name="P1">インターネットルーター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5.5cm" svg:height="3.1cm" svg:x="16.9cm" svg:y="16.4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85cm" svg:y1="13.3cm" svg:x2="10.05cm" svg:y2="18cm" draw:start-shape="id3" draw:start-glue-point="8" draw:end-shape="id4" draw:end-glue-point="0" svg:d="M22850 13300l-12800 4700" svg:viewBox="0 0 12801 4701">
          <text:p/>
        </draw:connector>
        <draw:connector draw:style-name="gr4" draw:text-style-name="P3" draw:layer="layout" draw:type="line" svg:x1="12cm" svg:y1="18.4cm" svg:x2="16.9cm" svg:y2="17.95cm" draw:start-shape="id4" draw:start-glue-point="1" draw:end-shape="id5" draw:end-glue-point="3" svg:d="M12000 18400l4900-450" svg:viewBox="0 0 4901 451">
          <text:p/>
        </draw:connector>
        <draw:custom-shape draw:style-name="gr8" draw:text-style-name="P2" xml:id="id6" draw:id="id6" draw:layer="layout" svg:width="2.8cm" svg:height="0.8cm" svg:x="25.1cm" svg:y="17.4cm">
          <text:p text:style-name="P1">コントローラ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4cm" svg:y1="17.95cm" svg:x2="25.1cm" svg:y2="17.8cm" draw:start-shape="id5" draw:start-glue-point="1" draw:end-shape="id6" draw:end-glue-point="3" svg:d="M22400 17950l2700-150" svg:viewBox="0 0 2701 151">
          <text:p/>
        </draw:connector>
        <draw:custom-shape draw:style-name="gr9" draw:text-style-name="P2" xml:id="id7" draw:id="id7" draw:layer="layout" svg:width="2.8cm" svg:height="0.7cm" svg:x="13.7cm" svg:y="4cm">
          <text:p text:style-name="P1">サーバーソフト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4cm" svg:y1="4.05cm" svg:x2="16.5cm" svg:y2="4.35cm" draw:start-shape="id1" draw:start-glue-point="1" draw:end-shape="id7" draw:end-glue-point="1" svg:d="M18400 4050l-1900 300" svg:viewBox="0 0 1901 301">
          <text:p/>
        </draw:connector>
        <draw:connector draw:style-name="gr4" draw:text-style-name="P3" draw:layer="layout" draw:type="line" svg:x1="13.7cm" svg:y1="4.35cm" svg:x2="12.1cm" svg:y2="4.05cm" draw:start-shape="id7" draw:start-glue-point="3" draw:end-shape="id1" draw:end-glue-point="3" svg:d="M13700 4350l-1600-300" svg:viewBox="0 0 1601 301">
          <text:p/>
        </draw:connector>
        <draw:custom-shape draw:style-name="gr10" draw:text-style-name="P2" xml:id="id8" draw:id="id8" draw:layer="layout" svg:width="3.1cm" svg:height="0.7cm" svg:x="18cm" svg:y="17.6cm">
          <text:p text:style-name="P1">クライアントソフト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4cm" svg:y1="17.95cm" svg:x2="21.1cm" svg:y2="17.95cm" draw:start-shape="id5" draw:start-glue-point="1" draw:end-shape="id8" draw:end-glue-point="1" svg:d="M22400 17950h-1300" svg:viewBox="0 0 1301 1">
          <text:p/>
        </draw:connector>
        <draw:connector draw:style-name="gr4" draw:text-style-name="P3" draw:layer="layout" draw:type="line" svg:x1="18cm" svg:y1="17.95cm" svg:x2="16.9cm" svg:y2="17.95cm" draw:start-shape="id8" draw:start-glue-point="3" draw:end-shape="id5" draw:end-glue-point="3" svg:d="M18000 17950h-1100" svg:viewBox="0 0 1101 1">
          <text:p/>
        </draw:connector>
        <draw:custom-shape draw:style-name="gr10" draw:text-style-name="P2" xml:id="id9" draw:id="id9" draw:layer="layout" svg:width="3.1cm" svg:height="0.7cm" svg:x="4.2cm" svg:y="3.2cm">
          <text:p text:style-name="P1">コントローラ入力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12.1cm" svg:y1="4.05cm" svg:x2="7.3cm" svg:y2="3.55cm" draw:start-shape="id1" draw:start-glue-point="3" draw:end-shape="id9" draw:end-glue-point="1" svg:d="M12100 4050l-4800-500" svg:viewBox="0 0 4801 501">
          <text:p/>
        </draw:connector>
        <draw:custom-shape draw:style-name="gr10" draw:text-style-name="P2" xml:id="id10" draw:id="id10" draw:layer="layout" svg:width="3.1cm" svg:height="0.7cm" svg:x="4.2cm" svg:y="5.2cm">
          <text:p text:style-name="P1">映像音声出力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3.4cm" svg:height="3cm" svg:x="12.1cm" svg:y="6.7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" draw:id="id11" draw:layer="layout" svg:width="3.2cm" svg:height="0.8cm" svg:x="8.1cm" svg:y="7.4cm">
          <text:p text:style-name="P1">キャプチャデバイス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7.3cm" svg:y1="5.55cm" svg:x2="8.1cm" svg:y2="7.8cm" draw:start-shape="id10" draw:start-glue-point="1" draw:end-shape="id11" draw:end-glue-point="3" svg:d="M7300 5550l800 2250" svg:viewBox="0 0 801 2251">
          <text:p/>
        </draw:connector>
        <draw:connector draw:style-name="gr14" draw:text-style-name="P5" draw:layer="layout" draw:type="line" svg:x1="11.3cm" svg:y1="7.8cm" svg:x2="12.1cm" svg:y2="8.2cm" draw:start-shape="id11" draw:start-glue-point="1" draw:end-shape="id12" draw:end-glue-point="3" svg:d="M11300 7800l800 400" svg:viewBox="0 0 801 401">
          <text:p/>
        </draw:connector>
        <draw:custom-shape draw:style-name="gr15" draw:text-style-name="P2" xml:id="id13" draw:id="id13" draw:layer="layout" svg:width="1.3cm" svg:height="0.8cm" svg:x="13.1cm" svg:y="7.7cm">
          <text:p text:style-name="P1">VLC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12.1cm" svg:y1="8.2cm" svg:x2="13.1cm" svg:y2="8.1cm" draw:start-shape="id12" draw:start-glue-point="3" draw:end-shape="id13" draw:end-glue-point="3" svg:d="M12100 8200l1000-100" svg:viewBox="0 0 1001 101">
          <text:p/>
        </draw:connector>
        <draw:connector draw:style-name="gr14" draw:text-style-name="P5" draw:layer="layout" draw:type="line" svg:x1="14.4cm" svg:y1="8.1cm" svg:x2="15.5cm" svg:y2="8.2cm" draw:start-shape="id13" draw:start-glue-point="1" draw:end-shape="id12" draw:end-glue-point="1" svg:d="M14400 8100l1100 100" svg:viewBox="0 0 1101 101">
          <text:p/>
        </draw:connector>
        <draw:connector draw:style-name="gr14" draw:text-style-name="P5" draw:layer="layout" draw:type="line" svg:x1="15.5cm" svg:y1="8.2cm" svg:x2="21.9cm" svg:y2="5.5cm" draw:start-shape="id12" draw:start-glue-point="1" draw:end-shape="id2" draw:end-glue-point="3" svg:d="M15500 8200l6400-2700" svg:viewBox="0 0 6401 2701">
          <text:p/>
        </draw:connector>
        <draw:custom-shape draw:style-name="gr16" draw:text-style-name="P2" draw:layer="layout" svg:width="1.5cm" svg:height="0.8cm" svg:x="9cm" svg:y="3.5cm">
          <text:p text:style-name="P1">リレー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2T01:27:16.316000000</meta:creation-date>
    <dc:date>2021-11-12T01:42:32.303000000</dc:date>
    <meta:editing-duration>PT4M43S</meta:editing-duration>
    <meta:editing-cycles>1</meta:editing-cycles>
    <meta:document-statistic meta:object-count="30"/>
    <meta:generator>LibreOffice/6.2.8.2$Windows_X86_64 LibreOffice_project/f82ddfca21ebc1e222a662a32b25c0c9d20169ee</meta:generator>
  </office:meta>
</office:document-meta>
</file>